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00000030CCC56317DC072595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2.749cm" draw:z-index="0"><draw:image xlink:href="Pictures/10000000000004100000030CCC56317DC072595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SV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1:54:23.084790139</meta:creation-date>
    <dc:date>2019-11-10T21:55:16.724162486</dc:date>
    <meta:editing-duration>PT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